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500100000BD10000192181E180F9B6E0BFEC.svg" manifest:media-type="image/svg+xml"/>
  <manifest:file-entry manifest:full-path="Pictures/10000201000000980000014657F8A3FC7280F2E4.png" manifest:media-type="image/png"/>
  <manifest:file-entry manifest:full-path="Pictures/100002010000009A00000147AD9378B8AAFA2B11.png" manifest:media-type="image/png"/>
  <manifest:file-entry manifest:full-path="Pictures/10000201000000FE0000006BAD21D4F0D4D36BCD.png" manifest:media-type="image/png"/>
  <manifest:file-entry manifest:full-path="Pictures/10003DE60000138E0000083C19DBE2CC145B73AA.wmf" manifest:media-type="image/x-wmf"/>
  <manifest:file-entry manifest:full-path="Pictures/10001BFA00000BB80000190E37D59E1177E2F559.wmf" manifest:media-type="image/x-wmf"/>
  <manifest:file-entry manifest:full-path="Pictures/10000201000003860000025CAD53140A5A5BE80E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opacity="0%" draw:fill-color="#ffffff" draw:textarea-vertical-align="middle"/>
    </style:style>
    <style:style style:name="gr3" style:family="graphic" style:parent-style-name="objectwithoutfill">
      <style:graphic-properties svg:stroke-width="0.212cm" svg:stroke-color="#6699ff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gr4" style:family="graphic" style:parent-style-name="objectwithoutfill">
      <style:graphic-properties draw:stroke="dash" draw:stroke-dash="Ultrafine_20_Dotted_20__28_var_29_" svg:stroke-width="0.159cm" svg:stroke-color="#ed1c24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5" style:family="graphic" style:parent-style-name="standard">
      <style:graphic-properties draw:stroke="none" svg:stroke-color="#000000" draw:fill="none" draw:fill-color="#ffffff" fo:min-height="1.737cm"/>
      <style:paragraph-properties style:writing-mode="lr-tb"/>
    </style:style>
    <style:style style:name="gr6" style:family="graphic" style:parent-style-name="standard">
      <style:graphic-properties svg:stroke-color="#000000" draw:fill-color="#f58220" draw:textarea-horizontal-align="justify" draw:textarea-vertical-align="middle" draw:auto-grow-height="false" fo:min-height="0.45cm" fo:min-width="3.5cm"/>
      <style:paragraph-properties style:writing-mode="lr-tb"/>
    </style:style>
    <style:style style:name="gr7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dash" draw:stroke-dash="Ultrafine_20_Dotted_20__28_var_29_" svg:stroke-width="0.159cm" svg:stroke-color="#f58220" draw:marker-start="Linienspitzen_20_1" draw:marker-start-width="0.538cm" draw:marker-end="Linienspitzen_20_1" draw:marker-end-width="0.538cm" draw:textarea-vertical-align="middle" fo:padding-top="0.204cm" fo:padding-bottom="0.204cm" fo:padding-left="0.329cm" fo:padding-right="0.329cm"/>
    </style:style>
    <style:style style:name="gr9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3.406cm, 0cm, 0cm)" draw:image-opacity="100%" style:mirror="none"/>
    </style:style>
    <style:style style:name="gr1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2.594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fo:color="#000000" loext:opacity="100%" style:font-name="Arial" fo:font-size="22pt" style:font-size-asian="22pt" style:font-size-complex="22pt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</style:style>
    <style:style style:name="P7" style:family="paragraph">
      <loext:graphic-properties draw:fill-color="#f58220"/>
      <style:paragraph-properties fo:text-align="center"/>
      <style:text-properties fo:color="#ffffff" loext:opacity="100%" style:font-name="Arial" fo:font-size="11pt"/>
    </style:style>
    <style:style style:name="P8" style:family="paragraph">
      <loext:graphic-properties draw:fill="none" draw:fill-color="#ffffff"/>
      <style:paragraph-properties fo:text-align="start"/>
      <style:text-properties fo:color="#000000" loext:opacity="100%" style:font-name="Arial" fo:font-size="22pt" style:font-size-asian="22pt" style:font-size-complex="22pt"/>
    </style:style>
    <style:style style:name="T1" style:family="text">
      <style:text-properties fo:color="#000000" loext:opacity="100%" style:font-name="Arial" fo:font-size="22pt" style:font-size-asian="22pt" style:font-size-complex="22pt"/>
    </style:style>
    <style:style style:name="T2" style:family="text">
      <style:text-properties fo:color="#ffffff" loext:opacity="100%" style:font-name="Arial" fo:font-size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5.91cm" svg:height="10.653cm" svg:x="7.178cm" svg:y="5.32cm">
          <draw:image xlink:href="Pictures/10000201000003860000025CAD53140A5A5BE80E.png" xlink:type="simple" xlink:show="embed" xlink:actuate="onLoad" draw:mime-type="image/png">
            <text:p/>
          </draw:image>
        </draw:frame>
        <draw:polygon draw:style-name="gr2" draw:text-style-name="P2" draw:layer="layout" svg:width="3.477cm" svg:height="1.804cm" svg:x="12.356cm" svg:y="10.413cm" svg:viewBox="0 0 3478 1805" draw:points="262,1805 3478,558 3232,0 0,1313">
          <text:p/>
        </draw:polygon>
        <draw:path draw:style-name="gr3" draw:text-style-name="P1" draw:layer="layout" svg:width="12.078cm" svg:height="0.79cm" draw:transform="rotate (2.05146000279413) translate (18.8329953392829cm 16.1954134411083cm)" svg:viewBox="0 0 12079 791" svg:d="M0 784c6850 4 6358 119 12079-784">
          <text:p/>
        </draw:path>
        <draw:frame draw:style-name="gr1" draw:text-style-name="P1" draw:layer="layout" svg:width="0.793cm" svg:height="0.334cm" draw:transform="rotate (2.11115026321234) translate (17.267cm 10.67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1" draw:text-style-name="P1" draw:layer="layout" svg:width="0.793cm" svg:height="0.334cm" draw:transform="rotate (2.11115026321234) translate (16.595cm 9.475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1" draw:text-style-name="P1" draw:layer="layout" svg:width="0.793cm" svg:height="0.334cm" draw:transform="rotate (2.11115026321234) translate (15.874cm 8.294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1" draw:text-style-name="P1" draw:layer="layout" svg:width="0.793cm" svg:height="0.334cm" draw:transform="rotate (2.24030462785992) translate (15.192cm 7.233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1" draw:text-style-name="P1" draw:layer="layout" svg:width="0.793cm" svg:height="0.334cm" draw:transform="rotate (-1.09344877637445) translate (16.896cm 11.23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1" draw:text-style-name="P1" draw:layer="layout" svg:width="0.793cm" svg:height="0.334cm" draw:transform="rotate (-1.09344877637445) translate (16.126cm 9.95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1" draw:text-style-name="P1" draw:layer="layout" svg:width="0.793cm" svg:height="0.334cm" draw:transform="rotate (-0.933227551041369) translate (15.272cm 8.567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line draw:style-name="gr4" draw:text-style-name="P1" draw:layer="layout" svg:x1="15.232cm" svg:y1="7.163cm" svg:x2="15.513cm" svg:y2="7.584cm">
          <text:p/>
        </draw:line>
        <draw:line draw:style-name="gr4" draw:text-style-name="P1" draw:layer="layout" svg:x1="15.95cm" svg:y1="8.233cm" svg:x2="16.287cm" svg:y2="8.794cm">
          <text:p/>
        </draw:line>
        <draw:line draw:style-name="gr4" draw:text-style-name="P1" draw:layer="layout" svg:x1="16.654cm" svg:y1="9.384cm" svg:x2="16.957cm" svg:y2="10.03cm">
          <text:p/>
        </draw:line>
        <draw:line draw:style-name="gr4" draw:text-style-name="P1" draw:layer="layout" svg:x1="16.389cm" svg:y1="10.611cm" svg:x2="16.837cm" svg:y2="11.326cm">
          <text:p/>
        </draw:line>
        <draw:line draw:style-name="gr4" draw:text-style-name="P1" draw:layer="layout" svg:x1="15.629cm" svg:y1="9.235cm" svg:x2="16.091cm" svg:y2="10.089cm">
          <text:p/>
        </draw:line>
        <draw:frame draw:style-name="gr5" draw:text-style-name="P4" draw:layer="layout" svg:width="4.014cm" svg:height="1.987cm" svg:x="18.615cm" svg:y="5.995cm">
          <draw:text-box>
            <text:p text:style-name="P3"><text:span text:style-name="T1">Bäumlein-gasse</text:span></text:p>
          </draw:text-box>
        </draw:frame>
        <draw:frame draw:style-name="gr5" draw:text-style-name="P4" draw:layer="layout" svg:width="4.014cm" svg:height="1.987cm" svg:x="10.636cm" svg:y="10.735cm">
          <draw:text-box>
            <text:p text:style-name="P5"><text:span text:style-name="T1">Barfüsser-gasse</text:span></text:p>
          </draw:text-box>
        </draw:frame>
        <draw:frame draw:style-name="gr1" draw:text-style-name="P1" draw:layer="layout" svg:width="0.65cm" svg:height="1.4cm" svg:x="16.52cm" svg:y="7.69cm">
          <draw:image xlink:href="Pictures/10001BFA00000BB80000190E37D59E1177E2F559.wmf" xlink:type="simple" xlink:show="embed" xlink:actuate="onLoad" draw:mime-type="image/x-wmf">
            <text:p/>
          </draw:image>
          <draw:image xlink:href="Pictures/10000201000000980000014657F8A3FC7280F2E4.png" xlink:type="simple" xlink:show="embed" xlink:actuate="onLoad" draw:mime-type="image/png"/>
        </draw:frame>
        <draw:custom-shape draw:style-name="gr6" draw:text-style-name="P7" draw:layer="layout" svg:width="4cm" svg:height="0.7cm" svg:x="14.062cm" svg:y="15.251cm">
          <text:p text:style-name="P6"><text:span text:style-name="T2">Fussgängerübergang</text:span></text:p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0.66cm" svg:height="1.4cm" svg:x="19.272cm" svg:y="13.172cm">
          <draw:image xlink:href="Pictures/1000500100000BD10000192181E180F9B6E0BFEC.svg" xlink:type="simple" xlink:show="embed" xlink:actuate="onLoad" draw:mime-type="image/svg+xml">
            <text:p/>
          </draw:image>
          <draw:image xlink:href="Pictures/100002010000009A00000147AD9378B8AAFA2B11.png" xlink:type="simple" xlink:show="embed" xlink:actuate="onLoad" draw:mime-type="image/png"/>
        </draw:frame>
        <draw:frame draw:style-name="gr1" draw:text-style-name="P1" draw:layer="layout" svg:width="0.793cm" svg:height="0.334cm" draw:transform="rotate (2.03959176388057) translate (17.823cm 11.941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line draw:style-name="gr4" draw:text-style-name="P1" draw:layer="layout" svg:x1="17.334cm" svg:y1="10.571cm" svg:x2="17.64cm" svg:y2="11.234cm">
          <text:p/>
        </draw:line>
        <draw:frame draw:style-name="gr1" draw:text-style-name="P1" draw:layer="layout" svg:width="0.793cm" svg:height="0.334cm" draw:transform="rotate (2.01515715435265) translate (18.46cm 13.319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line draw:style-name="gr4" draw:text-style-name="P1" draw:layer="layout" svg:x1="17.889cm" svg:y1="11.846cm" svg:x2="18.231cm" svg:y2="12.555cm">
          <text:p/>
        </draw:line>
        <draw:frame draw:style-name="gr1" draw:text-style-name="P1" draw:layer="layout" svg:width="0.793cm" svg:height="0.334cm" draw:transform="rotate (2.11115026321234) translate (19.265cm 14.788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line draw:style-name="gr4" draw:text-style-name="P1" draw:layer="layout" svg:x1="18.549cm" svg:y1="13.189cm" svg:x2="18.983cm" svg:y2="14.087cm">
          <text:p/>
        </draw:line>
        <draw:line draw:style-name="gr8" draw:text-style-name="P6" draw:layer="layout" svg:x1="20.174cm" svg:y1="14.822cm" svg:x2="18.321cm" svg:y2="15.54cm">
          <text:p/>
        </draw:line>
        <draw:frame draw:style-name="gr5" draw:text-style-name="P8" draw:layer="layout" svg:width="3.141cm" svg:height="1.987cm" svg:x="18.054cm" svg:y="11.251cm">
          <draw:text-box>
            <text:p text:style-name="P5"><text:span text:style-name="T1">Freie Strasse</text:span></text:p>
          </draw:text-box>
        </draw:frame>
        <draw:frame draw:style-name="gr1" draw:text-style-name="P1" draw:layer="layout" svg:width="0.793cm" svg:height="0.334cm" draw:transform="rotate (-1.09344877637445) translate (17.691cm 12.755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line draw:style-name="gr4" draw:text-style-name="P1" draw:layer="layout" svg:x1="17.102cm" svg:y1="11.939cm" svg:x2="17.629cm" svg:y2="12.821cm">
          <text:p/>
        </draw:line>
        <draw:frame draw:style-name="gr1" draw:text-style-name="P1" draw:layer="layout" svg:width="0.793cm" svg:height="0.334cm" draw:transform="rotate (-1.09344877637445) translate (18.466cm 14.236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line draw:style-name="gr4" draw:text-style-name="P1" draw:layer="layout" svg:x1="17.964cm" svg:y1="13.447cm" svg:x2="18.405cm" svg:y2="14.315cm">
          <text:p/>
        </draw:line>
        <draw:frame draw:style-name="gr9" draw:text-style-name="P1" draw:layer="layout" svg:width="0.252cm" svg:height="0.334cm" draw:transform="rotate (-1.09344877637445) translate (19.193cm 15.703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10" draw:text-style-name="P1" draw:layer="layout" svg:width="0.381cm" svg:height="0.334cm" draw:transform="rotate (2.11115026321234) translate (19.884cm 15.983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7" draw:text-style-name="P1" draw:layer="layout" svg:width="0.66cm" svg:height="1.4cm" svg:x="17.668cm" svg:y="13.811cm">
          <draw:image xlink:href="Pictures/1000500100000BD10000192181E180F9B6E0BFEC.svg" xlink:type="simple" xlink:show="embed" xlink:actuate="onLoad" draw:mime-type="image/svg+xml">
            <text:p/>
          </draw:image>
          <draw:image xlink:href="Pictures/100002010000009A00000147AD9378B8AAFA2B11.png" xlink:type="simple" xlink:show="embed" xlink:actuate="onLoad" draw:mime-type="image/png"/>
        </draw:frame>
        <draw:frame draw:style-name="gr1" draw:text-style-name="P1" draw:layer="layout" svg:width="0.65cm" svg:height="1.4cm" svg:x="15.332cm" svg:y="9.632cm">
          <draw:image xlink:href="Pictures/10001BFA00000BB80000190E37D59E1177E2F559.wmf" xlink:type="simple" xlink:show="embed" xlink:actuate="onLoad" draw:mime-type="image/x-wmf">
            <text:p/>
          </draw:image>
          <draw:image xlink:href="Pictures/10000201000000980000014657F8A3FC7280F2E4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7 20 13" svg:d="M0 20l10-13 10 13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8-10-23T19:35:34.191531523</meta:creation-date>
    <dc:date>2021-09-28T16:54:32.136727156</dc:date>
    <meta:editing-duration>PT43M3S</meta:editing-duration>
    <meta:editing-cycles>4</meta:editing-cycles>
    <meta:generator>LibreOffice/7.1.6.2$MacOSX_X86_64 LibreOffice_project/0e133318fcee89abacd6a7d077e292f1145735c3</meta:generator>
    <meta:document-statistic meta:object-count="36"/>
  </office:meta>
</office:document-meta>
</file>